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25.99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8.835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3.198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1.438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802cm" table:align="margins" style:writing-mode="lr-tb"/>
    </style:style>
    <style:style style:name="表格3.A" style:family="table-column">
      <style:table-column-properties style:column-width="2.581cm" style:rel-column-width="6553*"/>
    </style:style>
    <style:style style:name="表格3.J" style:family="table-column">
      <style:table-column-properties style:column-width="2.582cm" style:rel-column-width="655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4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1de0b9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2bb478" style:font-size-asian="12pt" style:font-size-complex="12pt"/>
    </style:style>
    <style:style style:name="P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1de0b9" officeooo:paragraph-rsid="001de0b9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de0b9" officeooo:paragraph-rsid="001de0b9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28080c" officeooo:paragraph-rsid="0028080c" style:font-size-asian="12pt" style:font-size-complex="12pt"/>
    </style:style>
    <style:style style:name="P14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8080c" officeooo:paragraph-rsid="0028080c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2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de0b9" officeooo:paragraph-rsid="001de0b9" style:font-size-asian="10pt" style:font-size-complex="10pt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d664a" officeooo:paragraph-rsid="001d664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de0b9" officeooo:paragraph-rsid="001de0b9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080c" officeooo:paragraph-rsid="0028080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8c13a" officeooo:paragraph-rsid="0028c13a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bb478" officeooo:paragraph-rsid="002bb478" style:font-size-asian="12pt" style:font-size-complex="12pt"/>
    </style:style>
    <style:style style:name="P31" style:family="paragraph" style:parent-style-name="Table_20_Contents">
      <style:text-properties fo:font-size="14pt" officeooo:rsid="00106578" officeooo:paragraph-rsid="001be586" style:font-size-asian="14pt" style:font-size-complex="14pt"/>
    </style:style>
    <style:style style:name="P32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c3613" officeooo:paragraph-rsid="001600a6" style:font-size-asian="12pt" style:font-size-complex="12pt"/>
    </style:style>
    <style:style style:name="P3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2ccbd6" style:font-size-asian="12pt" style:font-size-complex="12pt"/>
    </style:style>
    <style:style style:name="T1" style:family="text">
      <style:text-properties officeooo:rsid="00122bb9"/>
    </style:style>
    <style:style style:name="T2" style:family="text">
      <style:text-properties officeooo:rsid="001be586"/>
    </style:style>
    <style:style style:name="T3" style:family="text">
      <style:text-properties officeooo:rsid="001f87d5"/>
    </style:style>
    <style:style style:name="T4" style:family="text">
      <style:text-properties officeooo:rsid="0020bc9d"/>
    </style:style>
    <style:style style:name="T5" style:family="text">
      <style:text-properties officeooo:rsid="00224e53"/>
    </style:style>
    <style:style style:name="T6" style:family="text">
      <style:text-properties officeooo:rsid="00271068"/>
    </style:style>
    <style:style style:name="T7" style:family="text">
      <style:text-properties officeooo:rsid="002ccb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1"><text:span text:style-name="T2">Tools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33">Rev. Number </text:p>
                </table:table-cell>
                <table:table-cell table:style-name="表格2.A1" office:value-type="string">
                  <text:p text:style-name="P33">Date</text:p>
                </table:table-cell>
                <table:table-cell table:style-name="表格2.A1" office:value-type="string">
                  <text:p text:style-name="P33">Item</text:p>
                </table:table-cell>
                <table:table-cell table:style-name="表格2.A1" office:value-type="string">
                  <text:p text:style-name="P33">Substantive Changes</text:p>
                </table:table-cell>
                <table:table-cell table:style-name="表格2.A1" office:value-type="string">
                  <text:p text:style-name="P32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30"/>
                </table:table-cell>
                <table:table-cell table:style-name="表格2.A1" office:value-type="string">
                  <text:p text:style-name="P18">2017-0<text:span text:style-name="T7">7</text:span>-<text:span text:style-name="T7">10</text:span></text:p>
                </table:table-cell>
                <table:table-cell table:style-name="表格2.A1" office:value-type="string">
                  <text:p text:style-name="P19">Tools</text:p>
                </table:table-cell>
                <table:table-cell table:style-name="表格2.A1" office:value-type="string">
                  <text:p text:style-name="P8">MP 測試程式 – <text:span text:style-name="T7">MP_Test_170710</text:span></text:p>
                </table:table-cell>
                <table:table-cell table:style-name="表格2.A1" office:value-type="string">
                  <text:p text:style-name="P36">添增溫度感測器的測試</text:p>
                </table:table-cell>
              </table:table-row>
              <table:table-row table:style-name="表格2.1">
                <table:table-cell table:style-name="表格2.A1" office:value-type="string">
                  <text:p text:style-name="P29"/>
                </table:table-cell>
                <table:table-cell table:style-name="表格2.A1" office:value-type="string">
                  <text:p text:style-name="P15"/>
                </table:table-cell>
                <table:table-cell table:style-name="表格2.A1" office:value-type="string">
                  <text:p text:style-name="P16"/>
                </table:table-cell>
                <table:table-cell table:style-name="表格2.A1" office:value-type="string">
                  <text:p text:style-name="P17"/>
                </table:table-cell>
                <table:table-cell table:style-name="表格2.A1" office:value-type="string">
                  <text:p text:style-name="P17"/>
                </table:table-cell>
              </table:table-row>
              <table:table-row table:style-name="表格2.1">
                <table:table-cell table:style-name="表格2.A1" office:value-type="string">
                  <text:p text:style-name="P25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1"/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5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2"/>
                </table:table-cell>
              </table:table-row>
              <table:table-row table:style-name="表格2.1">
                <table:table-cell table:style-name="表格2.A1" office:value-type="string">
                  <text:p text:style-name="P25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5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5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1"/>
                </table:table-cell>
              </table:table-row>
            </table:table>
            <text:p text:style-name="P24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able:table table:name="表格3" table:style-name="表格3">
              <table:table-column table:style-name="表格3.A" table:number-columns-repeated="9"/>
              <table:table-column table:style-name="表格3.J"/>
              <table:table-row>
                <table:table-cell table:style-name="表格3.A1" table:number-columns-spanned="10" office:value-type="string">
                  <text:p text:style-name="P1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3.A2" office:value-type="string">
                  <text:p text:style-name="P24">歸檔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4">生產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4">業務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4">研發單位：</text:p>
                </table:table-cell>
                <table:table-cell table:style-name="表格3.A2" office:value-type="string">
                  <text:p text:style-name="P1">Alston</text:p>
                </table:table-cell>
                <table:table-cell table:style-name="表格3.A2" office:value-type="string">
                  <text:p text:style-name="P24">負責人：</text:p>
                </table:table-cell>
                <table:table-cell table:style-name="表格3.J2" office:value-type="string">
                  <text:p text:style-name="P1"/>
                </table:table-cell>
              </table:table-row>
            </table:table>
            <text:p text:style-name="P24"/>
          </table:table-cell>
        </table:table-row>
        <table:table-row table:style-name="表格1.4">
          <table:table-cell table:style-name="表格1.A2" office:value-type="string">
            <text:p text:style-name="P24"/>
          </table:table-cell>
        </table:table-row>
      </table:table>
      <text:p text:style-name="P34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1T11:24:13.407223065</dc:date>
    <meta:print-date>1900-12-31T16:00:00</meta:print-date>
    <meta:editing-cycles>43</meta:editing-cycles>
    <meta:editing-duration>PT1H31M44S</meta:editing-duration>
    <meta:generator>LibreOffice/4.2.6.3$Linux_X86_64 LibreOffice_project/420m0$Build-3</meta:generator>
    <meta:document-statistic meta:table-count="3" meta:image-count="0" meta:object-count="0" meta:page-count="1" meta:paragraph-count="17" meta:word-count="61" meta:character-count="151" meta:non-whitespace-character-count="1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